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6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Mathematical Algorithms | GCD &amp; LC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-program-find-lcm-two-numbers/" xlink:type="simple">GCD and LCM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cm-of-given-array-elements/" xlink:type="simple">LCM of arra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two-array-numbers/" xlink:type="simple">GCD of arra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basic-and-extended-euclidean-algorithms/" xlink:type="simple">Basic and Extended Euclidean algorithm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product-given-n-fractions-reduced-form/" xlink:type="simple">Product of given N fractions in reduced form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of-two-numbers-when-one-of-them-can-be-very-large-2/" xlink:type="simple">GCD of two numbers when one of them can be very larg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steins-algorithm-for-finding-gcd/" xlink:type="simple">Stein’s Algorithm for finding GCD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lcm-distributive-property/" xlink:type="simple">GCD, LCM and Distributive Propert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replace-matrix-element-maximum-gcd-row-column/" xlink:type="simple">Replace every matrix element with maximum of GCD of row or colum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two-numbers-formed-n-repeating-x-y-times/" xlink:type="simple">GCD of two numbers formed by n repeating x and y time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ount-number-pairs-n-b-n-gcd-b-b/" xlink:type="simple">Count number of pairs (A &lt;= N, B &lt;= N) such that gcd (A , B) is B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array-gcd-subset-belongs-given-array/" xlink:type="simple">Array with GCD of any of its subset belongs to the given arra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first-n-natural-can-be-divided-into-two-sets-with-given-difference-and-co-prime-sums/" xlink:type="simple">First N natural can be divided into two sets with given difference and co-prime sum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minimum-gcd-operations-make-array-elements-one/" xlink:type="simple">Minimum gcd operations to make all array elements on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program-find-gcd-floating-point-numbers/" xlink:type="simple">Program to find GCD of floating point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digits-given-number/" xlink:type="simple">GCD of digits of a given number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series-largest-gcd-sum-equals-n/" xlink:type="simple">Series with largest GCD and sum equals to 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find-pair-maximum-gcd-array/" xlink:type="simple">Find pair with maximum GCD in an arra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cd-elements-given-range/" xlink:type="simple">GCD of elements in a given rang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minimum-operations-make-gcd-array-multiple-k/" xlink:type="simple">Minimum operations to make GCD of array a multiple of k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argest-subset-gcd-1/" xlink:type="simple">Largest Subset with GCD 1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queries-gcd-numbers-array-except-elements-given-range/" xlink:type="simple">Queries for GCD of all numbers of an array except elements in a given rang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summation-gcd-pairs-n/" xlink:type="simple">Summation of GCD of all the pairs up to 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argest-subsequence-gcd-greater-1/" xlink:type="simple">Largest subsequence having GCD greater than 1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argest-subarray-gcd-one/" xlink:type="simple">Largest subarray with GCD one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ount-pairs-natural-numbers-gcd-equal-given-number/" xlink:type="simple">Count pairs of natural numbers with GCD equal to given number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ount-number-of-subsets-of-a-set-with-gcd-equal-to-a-given-number/" xlink:type="simple">Count number of subsets of a set with GCD equal to a given number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pair-maximum-gcd-two-arrays/" xlink:type="simple">Pair with maximum GCD from two array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cm-factorial-neighbors/" xlink:type="simple">LCM of factorial and its neighbo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find-lcm-rational-numbers/" xlink:type="simple">Find LCM of rational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cm-first-n-natural-numbers/" xlink:type="simple">LCM of First n Natural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cm-digits-given-number/" xlink:type="simple">LCM of digits of a given number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maximum-sum-distinct-number-lcm-n/" xlink:type="simple">Maximum sum of distinct numbers with LCM as 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hcf-of-array-of-fractions-or-rational-numbers/" xlink:type="simple">HCF of array of fractions (or rational numbers)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program-find-hcf-iteratively/" xlink:type="simple">Program to find HCF iteratively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least-common-denominator-lcd/" xlink:type="simple">Least Common Denominator (LCD)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-program-find-gcd-hcf-two-numbers/" xlink:type="simple">Program to find GCD or HCF of two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find-max-two-rational-numbers/" xlink:type="simple">Find max of two Rational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smallest-number-divisible-n-least-k-trailing-zeros/" xlink:type="simple">Smallest number divisible by n and has at-least k trailing zero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heck-whether-right-angled-triangle-valid-not-large-sides/" xlink:type="simple">Check whether right angled triangle is valid or not for large side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inbuilt-function-calculating-lcm-cpp/" xlink:type="simple">Inbuilt function for calculating LCM in C++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minimum-steps-to-come-back-to-origin-in-a-circular-tour/" xlink:type="simple">Minimum steps to come back to starting point in a circular tour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given-gcd-g-lcm-l-find-number-possible-pairs-b/" xlink:type="simple">Given GCD G and LCM L, find number of possible pairs (a, b)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maximum-sum-distinct-numbers-lcm-numbers-n/" xlink:type="simple">Maximum sum of distinct numbers such that LCM of these numbers is N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heck-lcm-array-elements-divisible-prime-number-not/" xlink:type="simple">Check if LCM of array elements is divisible by a prime number or not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finding-lcm-two-array-numbers-without-using-gcd/" xlink:type="simple">Finding LCM of more than two (or array) numbers without using GCD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heck-elements-array-can-made-equal-multiplying-given-prime-numbers/" xlink:type="simple">Check if elements of array can be made equal by multiplying given prime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n-th-multiple-sorted-list-multiples-two-numbers/" xlink:type="simple">N-th multiple in sorted list of multiples of two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print-kth-common-factor-two-numbers/" xlink:type="simple">Print the kth common factor of two numbers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smallest-number-multiply-convert-floating-point-natural/" xlink:type="simple">Smallest number to multiply to convert floating point to natural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www.geeksforgeeks.org/check-possible-move-given-coordinate-desired-coordinate/" xlink:type="simple">Check if possible to move from given coordinate to desired coordinate</text:a>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00:51:10.536167990</meta:creation-date>
    <dc:date>2019-07-17T00:52:59.829380791</dc:date>
    <meta:editing-duration>PT1M51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